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line-height="120%"/>
      <style:text-properties fo:language="en" fo:country="GB"/>
    </style:style>
    <style:style style:name="P2" style:family="paragraph" style:parent-style-name="Heading_20_1">
      <style:paragraph-properties fo:line-height="120%"/>
      <style:text-properties fo:language="en" fo:country="GB" officeooo:rsid="001044a3" officeooo:paragraph-rsid="001044a3"/>
    </style:style>
    <style:style style:name="P3" style:family="paragraph" style:parent-style-name="Heading_20_1">
      <style:paragraph-properties fo:line-height="120%"/>
      <style:text-properties fo:language="en" fo:country="GB"/>
    </style:style>
    <style:style style:name="P4" style:family="paragraph" style:parent-style-name="Text_20_body" style:list-style-name="L1">
      <style:paragraph-properties fo:margin-top="0cm" fo:margin-bottom="0cm" loext:contextual-spacing="false" fo:line-height="120%" fo:text-align="justify" style:justify-single-word="false"/>
      <style:text-properties fo:language="en" fo:country="GB" officeooo:rsid="001a4bb0" officeooo:paragraph-rsid="001a4bb0"/>
    </style:style>
    <style:style style:name="P5" style:family="paragraph" style:parent-style-name="Text_20_body">
      <style:paragraph-properties fo:margin-top="0cm" fo:margin-bottom="0cm" loext:contextual-spacing="false" fo:line-height="120%" fo:text-align="justify" style:justify-single-word="false"/>
      <style:text-properties fo:language="en" fo:country="GB" officeooo:rsid="001a4bb0" officeooo:paragraph-rsid="001a4bb0"/>
    </style:style>
    <style:style style:name="P6" style:family="paragraph" style:parent-style-name="Standard" style:list-style-name="L4">
      <style:paragraph-properties fo:line-height="120%" fo:text-align="justify" style:justify-single-word="false"/>
      <style:text-properties fo:language="en" fo:country="GB" officeooo:rsid="001a4bb0" officeooo:paragraph-rsid="001a4bb0"/>
    </style:style>
    <style:style style:name="P7" style:family="paragraph" style:parent-style-name="Standard" style:list-style-name="L8">
      <style:paragraph-properties fo:line-height="120%" fo:text-align="justify" style:justify-single-word="false"/>
      <style:text-properties fo:language="en" fo:country="GB" officeooo:rsid="001a4bb0" officeooo:paragraph-rsid="001a4bb0"/>
    </style:style>
    <style:style style:name="P8" style:family="paragraph" style:parent-style-name="Standard" style:list-style-name="L9">
      <style:paragraph-properties fo:line-height="120%" fo:text-align="justify" style:justify-single-word="false"/>
      <style:text-properties fo:language="en" fo:country="GB" officeooo:rsid="001a4bb0" officeooo:paragraph-rsid="001a4bb0"/>
    </style:style>
    <style:style style:name="P9" style:family="paragraph" style:parent-style-name="Standard" style:list-style-name="L4">
      <style:paragraph-properties fo:line-height="120%" fo:text-align="justify" style:justify-single-word="false"/>
      <style:text-properties officeooo:paragraph-rsid="001a4bb0"/>
    </style:style>
    <style:style style:name="P10" style:family="paragraph" style:parent-style-name="Standard" style:list-style-name="L10">
      <style:paragraph-properties fo:line-height="120%" fo:text-align="justify" style:justify-single-word="false"/>
      <style:text-properties officeooo:rsid="001a4bb0" officeooo:paragraph-rsid="001a4bb0"/>
    </style:style>
    <style:style style:name="P11" style:family="paragraph" style:parent-style-name="Standard" style:list-style-name="L10">
      <style:paragraph-properties fo:line-height="120%" fo:text-align="justify" style:justify-single-word="false"/>
      <style:text-properties officeooo:rsid="001a7bb8" officeooo:paragraph-rsid="001a7bb8"/>
    </style:style>
    <style:style style:name="T1" style:family="text">
      <style:text-properties officeooo:rsid="000a1bf7"/>
    </style:style>
    <style:style style:name="T2" style:family="text">
      <style:text-properties officeooo:rsid="0018ec91"/>
    </style:style>
    <style:style style:name="T3" style:family="text">
      <style:text-properties fo:language="en" fo:country="GB"/>
    </style:style>
    <style:style style:name="T4" style:family="text">
      <style:text-properties fo:language="en" fo:country="GB" officeooo:rsid="001a4bb0"/>
    </style:style>
    <style:style style:name="T5" style:family="text">
      <style:text-properties fo:language="en" fo:country="GB" officeooo:rsid="001a7bb8"/>
    </style:style>
    <style:style style:name="T6" style:family="text">
      <style:text-properties fo:language="en" fo:country="GB" officeooo:rsid="001b45bf"/>
    </style:style>
    <style:style style:name="T7" style:family="text">
      <style:text-properties officeooo:rsid="001a7b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Results Presentation</text:span> – <text:span text:style-name="T1">HANDS-ON</text:span></text:p>
      <text:p text:style-name="P2"><text:span text:style-name="T2">Task</text:span> Description</text:p>
      <text:list xml:id="list3670443168958142108" text:style-name="L1">
        <text:list-item>
          <text:p text:style-name="P4">Prepare the presentation of the result of analysis performed in previous hands-on.</text:p>
        </text:list-item>
        <text:list-item>
          <text:p text:style-name="P4">Assume that the audience consists of administrator of the server (above-average technical skill) and his boss (manager with barely no idea about IT).</text:p>
        </text:list-item>
        <text:list-item>
          <text:p text:style-name="P4">The presentation should be 5-10 minutes long.</text:p>
        </text:list-item>
        <text:list-item>
          <text:p text:style-name="P4">Slides are not mandatory, but possible.</text:p>
        </text:list-item>
      </text:list>
      <text:p text:style-name="P5"/>
      <text:p text:style-name="P3">Hints <text:span text:style-name="T1">for Presentation of the Results</text:span></text:p>
      <text:list xml:id="list8112690245669325249" text:style-name="L4">
        <text:list-item>
          <text:p text:style-name="P6">Follow the recommended outline</text:p>
        </text:list-item>
      </text:list>
      <text:list xml:id="list2672647223805458095" text:style-name="L8">
        <text:list-item>
          <text:list>
            <text:list-item>
              <text:p text:style-name="P7">Task specification</text:p>
            </text:list-item>
            <text:list-item>
              <text:p text:style-name="P7">Analysis description</text:p>
            </text:list-item>
            <text:list-item>
              <text:p text:style-name="P7">Conclusions</text:p>
            </text:list-item>
            <text:list-item>
              <text:p text:style-name="P7">Free discussion</text:p>
            </text:list-item>
          </text:list>
        </text:list-item>
      </text:list>
      <text:list xml:id="list538555061368" text:continue-list="list8112690245669325249" text:style-name="L4">
        <text:list-item>
          <text:p text:style-name="P6">Try to fulfil the generic requirement<text:span text:style-name="T7">s</text:span></text:p>
        </text:list-item>
      </text:list>
      <text:list xml:id="list68251034342912180" text:style-name="L9">
        <text:list-item>
          <text:list>
            <text:list-item>
              <text:p text:style-name="P8">Understandability</text:p>
            </text:list-item>
            <text:list-item>
              <text:p text:style-name="P8">Neutrality</text:p>
            </text:list-item>
            <text:list-item>
              <text:p text:style-name="P8">Repeatability</text:p>
            </text:list-item>
          </text:list>
        </text:list-item>
      </text:list>
      <text:list xml:id="list539481800066" text:continue-list="list538555061368" text:style-name="L4">
        <text:list-item>
          <text:p text:style-name="P9"><text:span text:style-name="T4">Be prepared to discussion part</text:span></text:p>
        </text:list-item>
      </text:list>
      <text:list xml:id="list1429723017255739760" text:style-name="L10">
        <text:list-item>
          <text:list>
            <text:list-item>
              <text:p text:style-name="P10"><text:span text:style-name="T3">Have the notes ready </text:span><text:span text:style-name="T5">(to </text:span><text:span text:style-name="T6">support</text:span><text:span text:style-name="T5"> your statements)</text:span></text:p>
            </text:list-item>
            <text:list-item>
              <text:p text:style-name="P11"><text:span text:style-name="T3">Rethink the countermeasures against repeating the attack (</text:span><text:span text:style-name="T6">frequently</text:span><text:span text:style-name="T3"> </text:span><text:span text:style-name="T6">asked </text:span><text:span text:style-name="T3">question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20:14:30.119000000</meta:creation-date>
    <dc:date>2016-06-15T00:05:38.284000000</dc:date>
    <meta:editing-duration>PT1H33M36S</meta:editing-duration>
    <meta:editing-cycles>8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19" meta:word-count="118" meta:character-count="753" meta:non-whitespace-character-count="669"/>
  </office:meta>
</office:document-meta>
</file>